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25.46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30.1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28.54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41.16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407927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normal" style:font-weight-asian="normal" style:font-weight-complex="normal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407927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color="#ce181e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color="#ce181e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ce181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2"/>
        <table:table-column table:style-name="co7" table:default-cell-style-name="ce5"/>
        <table:table-column table:style-name="co8" table:default-cell-style-name="ce3"/>
        <table:table-column table:style-name="co9" table:default-cell-style-name="ce12"/>
        <table:table-column table:style-name="co10" table:default-cell-style-name="ce5"/>
        <table:table-column table:style-name="co6" table:default-cell-style-name="ce2"/>
        <table:table-column table:style-name="co11" table:default-cell-style-name="ce23"/>
        <table:table-column table:style-name="co12" table:default-cell-style-name="ce12"/>
        <table:table-column table:style-name="co13" table:default-cell-style-name="ce5"/>
        <table:table-column table:style-name="co14" table:default-cell-style-name="ce2"/>
        <table:table-column table:style-name="co15" table:default-cell-style-name="ce12"/>
        <table:table-column table:style-name="co16" table:default-cell-style-name="ce5"/>
        <table:table-column table:style-name="co9" table:default-cell-style-name="ce12"/>
        <table:table-column table:style-name="co17" table:default-cell-style-name="Default"/>
        <table:table-row table:style-name="ro1">
          <table:table-cell/>
          <table:table-cell table:style-name="ce2" office:value-type="string" calcext:value-type="string">
            <text:p>weighted?</text:p>
          </table:table-cell>
          <table:table-cell table:style-name="Default"/>
          <table:table-cell table:style-name="ce3" office:value-type="string" calcext:value-type="string">
            <text:p>G</text:p>
          </table:table-cell>
          <table:table-cell table:style-name="Default" table:number-columns-repeated="3"/>
          <table:table-cell office:value-type="string" calcext:value-type="string">
            <text:p>HEUR</text:p>
          </table:table-cell>
          <table:table-cell table:style-name="Default" table:number-columns-repeated="2"/>
          <table:table-cell table:style-name="ce1" office:value-type="string" calcext:value-type="string">
            <text:p>CPLEX</text:p>
          </table:table-cell>
          <table:table-cell table:style-name="Default"/>
          <table:table-cell table:style-name="ce2" office:value-type="string" calcext:value-type="string">
            <text:p>is solved?</text:p>
          </table:table-cell>
          <table:table-cell table:style-name="Default"/>
          <table:table-cell table:style-name="ce1" office:value-type="string" calcext:value-type="string">
            <text:p>Compl. G’</text:p>
          </table:table-cell>
          <table:table-cell table:style-name="Default"/>
          <table:table-cell table:style-name="ce1" office:value-type="string" calcext:value-type="string">
            <text:p>CLIQUER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W/U</text:p>
          </table:table-cell>
          <table:table-cell table:style-name="ce3" office:value-type="string" calcext:value-type="string">
            <text:p>|V|</text:p>
          </table:table-cell>
          <table:table-cell table:style-name="ce3" office:value-type="string" calcext:value-type="string">
            <text:p>|E|</text:p>
          </table:table-cell>
          <table:table-cell table:style-name="ce3" office:value-type="string" calcext:value-type="string">
            <text:p>dns%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office:value-type="string" calcext:value-type="string">
            <text:p>LB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LB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|V|</text:p>
          </table:table-cell>
          <table:table-cell table:style-name="ce3" office:value-type="string" calcext:value-type="string">
            <text:p>|E|</text:p>
          </table:table-cell>
          <table:table-cell table:style-name="ce3" office:value-type="string" calcext:value-type="string">
            <text:p>dns%</text:p>
          </table:table-cell>
          <table:table-cell table:style-name="ce3" office:value-type="string" calcext:value-type="string">
            <text:p>LB</text:p>
          </table:table-cell>
          <table:table-cell table:style-name="ce3" office:value-type="string" calcext:value-type="string">
            <text:p>time</text:p>
          </table:table-cell>
          <table:table-cell table:style-name="ce1" office:value-type="string" calcext:value-type="string">
            <text:p>time Coq cert</text:p>
          </table:table-cell>
        </table:table-row>
        <table:table-row table:style-name="ro1">
          <table:table-cell office:value-type="string" calcext:value-type="string">
            <text:p>myciel3.graph</text:p>
          </table:table-cell>
          <table:table-cell table:style-name="ce4" office:value-type="string" calcext:value-type="string">
            <text:p>U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6.36" calcext:value-type="float">
            <text:p>36.36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Y</text:p>
          </table:table-cell>
          <table:table-cell table:style-name="ce4" office:value-type="float" office:value="51" calcext:value-type="float">
            <text:p>51</text:p>
          </table:table-cell>
          <table:table-cell table:style-name="ce8" office:value-type="float" office:value="465" calcext:value-type="float">
            <text:p>465</text:p>
          </table:table-cell>
          <table:table-cell table:style-name="ce11" office:value-type="float" office:value="36.47" calcext:value-type="float">
            <text:p>36.47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myciel4.graph</text:p>
          </table:table-cell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28.06" calcext:value-type="float">
            <text:p>28.0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Y</text:p>
          </table:table-cell>
          <table:table-cell office:value-type="float" office:value="165" calcext:value-type="float">
            <text:p>165</text:p>
          </table:table-cell>
          <table:table-cell office:value-type="float" office:value="6204" calcext:value-type="float">
            <text:p>6204</text:p>
          </table:table-cell>
          <table:table-cell office:value-type="float" office:value="45.85" calcext:value-type="float">
            <text:p>45.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queen5_5.graph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53.33" calcext:value-type="float">
            <text:p>53.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Y</text:p>
          </table:table-cell>
          <table:table-cell office:value-type="float" office:value="345" calcext:value-type="float">
            <text:p>345</text:p>
          </table:table-cell>
          <table:table-cell office:value-type="float" office:value="12460" calcext:value-type="float">
            <text:p>1246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1-FullIns_3.graph</text:p>
          </table:table-cell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.99" calcext:value-type="float">
            <text:p>22.9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Y</text:p>
          </table:table-cell>
          <table:table-cell office:value-type="float" office:value="230" calcext:value-type="float">
            <text:p>230</text:p>
          </table:table-cell>
          <table:table-cell office:value-type="float" office:value="14707" calcext:value-type="float">
            <text:p>14707</text:p>
          </table:table-cell>
          <table:table-cell office:value-type="float" office:value="55.85" calcext:value-type="float">
            <text:p>55.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queen6_6.graph</text:p>
          </table:table-cell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office:value-type="float" office:value="46.03" calcext:value-type="float">
            <text:p>46.0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2.76" calcext:value-type="float">
            <text:p>62.76</text:p>
          </table:table-cell>
          <table:table-cell office:value-type="string" calcext:value-type="string">
            <text:p>Y</text:p>
          </table:table-cell>
          <table:table-cell office:value-type="float" office:value="616" calcext:value-type="float">
            <text:p>616</text:p>
          </table:table-cell>
          <table:table-cell office:value-type="float" office:value="53740" calcext:value-type="float">
            <text:p>53740</text:p>
          </table:table-cell>
          <table:table-cell office:value-type="float" office:value="28.37" calcext:value-type="float">
            <text:p>28.37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0.02" calcext:value-type="float">
            <text:p>0.02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2-Insertions_3.graph</text:p>
          </table:table-cell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0.81" calcext:value-type="float">
            <text:p>10.8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Y</text:p>
          </table:table-cell>
          <table:table-cell office:value-type="float" office:value="181" calcext:value-type="float">
            <text:p>181</text:p>
          </table:table-cell>
          <table:table-cell office:value-type="float" office:value="12888" calcext:value-type="float">
            <text:p>12888</text:p>
          </table:table-cell>
          <table:table-cell office:value-type="float" office:value="79.12" calcext:value-type="float">
            <text:p>79.12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myciel5.graph</text:p>
          </table:table-cell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21.83" calcext:value-type="float">
            <text:p>21.8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Y</text:p>
          </table:table-cell>
          <table:table-cell office:value-type="float" office:value="519" calcext:value-type="float">
            <text:p>519</text:p>
          </table:table-cell>
          <table:table-cell office:value-type="float" office:value="71035" calcext:value-type="float">
            <text:p>71035</text:p>
          </table:table-cell>
          <table:table-cell office:value-type="float" office:value="52.85" calcext:value-type="float">
            <text:p>52.85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 office:value-type="float" office:value="95.31" calcext:value-type="float">
            <text:p>95.31</text:p>
          </table:table-cell>
        </table:table-row>
        <table:table-row table:style-name="ro1">
          <table:table-cell office:value-type="string" calcext:value-type="string">
            <text:p>queen7_7.graph</text:p>
          </table:table-cell>
          <table:table-cell office:value-type="string" calcext:value-type="string">
            <text:p>U</text:p>
          </table:table-cell>
          <table:table-cell office:value-type="float" office:value="49" calcext:value-type="float">
            <text:p>49</text:p>
          </table:table-cell>
          <table:table-cell office:value-type="float" office:value="476" calcext:value-type="float">
            <text:p>476</text:p>
          </table:table-cell>
          <table:table-cell office:value-type="float" office:value="40.48" calcext:value-type="float">
            <text:p>40.4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45.31" calcext:value-type="float">
            <text:p>745.31</text:p>
          </table:table-cell>
          <table:table-cell office:value-type="string" calcext:value-type="string">
            <text:p>Y</text:p>
          </table:table-cell>
          <table:table-cell office:value-type="float" office:value="1001" calcext:value-type="float">
            <text:p>1001</text:p>
          </table:table-cell>
          <table:table-cell office:value-type="float" office:value="174460" calcext:value-type="float">
            <text:p>174460</text:p>
          </table:table-cell>
          <table:table-cell office:value-type="float" office:value="34.86" calcext:value-type="float">
            <text:p>34.86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0.76" calcext:value-type="float">
            <text:p>0.76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2-FullIns_3.graph</text:p>
          </table:table-cell>
          <table:table-cell office:value-type="string" calcext:value-type="string">
            <text:p>U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office:value-type="float" office:value="15.16" calcext:value-type="float">
            <text:p>15.1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Y</text:p>
          </table:table-cell>
          <table:table-cell office:value-type="float" office:value="454" calcext:value-type="float">
            <text:p>454</text:p>
          </table:table-cell>
          <table:table-cell office:value-type="float" office:value="68555" calcext:value-type="float">
            <text:p>68555</text:p>
          </table:table-cell>
          <table:table-cell office:value-type="float" office:value="66.67" calcext:value-type="float">
            <text:p>66.67</text:p>
          </table:table-cell>
          <table:table-cell office:value-type="float" office:value="25" calcext:value-type="float">
            <text:p>25</text:p>
          </table:table-cell>
          <table:table-cell office:value-type="float" office:value="1.84" calcext:value-type="float">
            <text:p>1.84</text:p>
          </table:table-cell>
          <table:table-cell office:value-type="float" office:value="359.74" calcext:value-type="float">
            <text:p>359.74</text:p>
          </table:table-cell>
        </table:table-row>
        <table:table-row table:style-name="ro1">
          <table:table-cell office:value-type="string" calcext:value-type="string">
            <text:p>3-Insertions_3.graph</text:p>
          </table:table-cell>
          <table:table-cell office:value-type="string" calcext:value-type="string">
            <text:p>U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7.14" calcext:value-type="float">
            <text:p>7.1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Y</text:p>
          </table:table-cell>
          <table:table-cell office:value-type="float" office:value="276" calcext:value-type="float">
            <text:p>276</text:p>
          </table:table-cell>
          <table:table-cell office:value-type="float" office:value="32604" calcext:value-type="float">
            <text:p>32604</text:p>
          </table:table-cell>
          <table:table-cell office:value-type="float" office:value="85.91" calcext:value-type="float">
            <text:p>85.91</text:p>
          </table:table-cell>
          <table:table-cell office:value-type="float" office:value="27" calcext:value-type="float">
            <text:p>27</text:p>
          </table:table-cell>
          <table:table-cell office:value-type="float" office:value="3.67" calcext:value-type="float">
            <text:p>3.67</text:p>
          </table:table-cell>
          <table:table-cell office:value-type="float" office:value="1386.02" calcext:value-type="float">
            <text:p>1386.02</text:p>
          </table:table-cell>
        </table:table-row>
        <table:table-row table:style-name="ro1">
          <table:table-cell office:value-type="string" calcext:value-type="string">
            <text:p>queen8_8.graph</text:p>
          </table:table-cell>
          <table:table-cell office:value-type="string" calcext:value-type="string">
            <text:p>U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office:value-type="float" office:value="36.11" calcext:value-type="float">
            <text:p>36.1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style-name="ce20" office:value-type="float" office:value="18" calcext:value-type="float">
            <text:p>18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</text:p>
          </table:table-cell>
          <table:table-cell office:value-type="float" office:value="1520" calcext:value-type="float">
            <text:p>1520</text:p>
          </table:table-cell>
          <table:table-cell office:value-type="float" office:value="465944" calcext:value-type="float">
            <text:p>465944</text:p>
          </table:table-cell>
          <table:table-cell office:value-type="float" office:value="40.36" calcext:value-type="float">
            <text:p>40.36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38.53" calcext:value-type="float">
            <text:p>38.5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-Insertions_4.graph</text:p>
          </table:table-cell>
          <table:table-cell office:value-type="string" calcext:value-type="string">
            <text:p>U</text:p>
          </table:table-cell>
          <table:table-cell office:value-type="float" office:value="67" calcext:value-type="float">
            <text:p>67</text:p>
          </table:table-cell>
          <table:table-cell office:value-type="float" office:value="232" calcext:value-type="float">
            <text:p>232</text:p>
          </table:table-cell>
          <table:table-cell office:value-type="float" office:value="10.49" calcext:value-type="float">
            <text:p>10.4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4" office:value-type="float" office:value="0.65" calcext:value-type="float">
            <text:p>0.65</text:p>
          </table:table-cell>
          <table:table-cell office:value-type="string" calcext:value-type="string">
            <text:p>Y</text:p>
          </table:table-cell>
          <table:table-cell office:value-type="float" office:value="531" calcext:value-type="float">
            <text:p>531</text:p>
          </table:table-cell>
          <table:table-cell office:value-type="float" office:value="109083" calcext:value-type="float">
            <text:p>109083</text:p>
          </table:table-cell>
          <table:table-cell office:value-type="float" office:value="77.52" calcext:value-type="float">
            <text:p>77.52</text:p>
          </table:table-cell>
          <table:table-cell office:value-type="float" office:value="32" calcext:value-type="float">
            <text:p>32</text:p>
          </table:table-cell>
          <table:table-cell office:value-type="float" office:value="111.22" calcext:value-type="float">
            <text:p>111.22</text:p>
          </table:table-cell>
          <table:table-cell/>
        </table:table-row>
        <table:table-row table:style-name="ro1">
          <table:table-cell office:value-type="string" calcext:value-type="string">
            <text:p>huck.graph</text:p>
          </table:table-cell>
          <table:table-cell office:value-type="string" calcext:value-type="string">
            <text:p>U</text:p>
          </table:table-cell>
          <table:table-cell office:value-type="float" office:value="74" calcext:value-type="float">
            <text:p>74</text:p>
          </table:table-cell>
          <table:table-cell office:value-type="float" office:value="301" calcext:value-type="float">
            <text:p>301</text:p>
          </table:table-cell>
          <table:table-cell office:value-type="float" office:value="11.14" calcext:value-type="float">
            <text:p>11.1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Y</text:p>
          </table:table-cell>
          <table:table-cell office:value-type="float" office:value="676" calcext:value-type="float">
            <text:p>676</text:p>
          </table:table-cell>
          <table:table-cell office:value-type="float" office:value="122140" calcext:value-type="float">
            <text:p>122140</text:p>
          </table:table-cell>
          <table:table-cell office:value-type="float" office:value="53.53" calcext:value-type="float">
            <text:p>53.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-Insertions_3.graph</text:p>
          </table:table-cell>
          <table:table-cell office:value-type="string" calcext:value-type="string">
            <text:p>U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5.06" calcext:value-type="float">
            <text:p>5.0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24" office:value-type="float" office:value="0.37" calcext:value-type="float">
            <text:p>0.37</text:p>
          </table:table-cell>
          <table:table-cell office:value-type="string" calcext:value-type="string">
            <text:p>Y</text:p>
          </table:table-cell>
          <table:table-cell office:value-type="float" office:value="391" calcext:value-type="float">
            <text:p>391</text:p>
          </table:table-cell>
          <table:table-cell office:value-type="float" office:value="68523" calcext:value-type="float">
            <text:p>68523</text:p>
          </table:table-cell>
          <table:table-cell office:value-type="float" office:value="89.87" calcext:value-type="float">
            <text:p>89.87</text:p>
          </table:table-cell>
          <table:table-cell table:style-name="ce20"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3-FullIns_3.graph</text:p>
          </table:table-cell>
          <table:table-cell office:value-type="string" calcext:value-type="string">
            <text:p>U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95" calcext:value-type="float">
            <text:p>10.9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24" office:value-type="float" office:value="0.34" calcext:value-type="float">
            <text:p>0.34</text:p>
          </table:table-cell>
          <table:table-cell office:value-type="string" calcext:value-type="string">
            <text:p>Y</text:p>
          </table:table-cell>
          <table:table-cell office:value-type="float" office:value="772" calcext:value-type="float">
            <text:p>772</text:p>
          </table:table-cell>
          <table:table-cell office:value-type="float" office:value="217256" calcext:value-type="float">
            <text:p>217256</text:p>
          </table:table-cell>
          <table:table-cell office:value-type="float" office:value="73" calcext:value-type="float">
            <text:p>73</text:p>
          </table:table-cell>
          <table:table-cell table:style-name="ce20"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jean.graph</text:p>
          </table:table-cell>
          <table:table-cell office:value-type="string" calcext:value-type="string">
            <text:p>U</text:p>
          </table:table-cell>
          <table:table-cell office:value-type="float" office:value="80" calcext:value-type="float">
            <text:p>80</text:p>
          </table:table-cell>
          <table:table-cell office:value-type="float" office:value="254" calcext:value-type="float">
            <text:p>254</text:p>
          </table:table-cell>
          <table:table-cell office:value-type="float" office:value="8.04" calcext:value-type="float">
            <text:p>8.0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Y</text:p>
          </table:table-cell>
          <table:table-cell office:value-type="float" office:value="588" calcext:value-type="float">
            <text:p>588</text:p>
          </table:table-cell>
          <table:table-cell office:value-type="float" office:value="108512" calcext:value-type="float">
            <text:p>108512</text:p>
          </table:table-cell>
          <table:table-cell office:value-type="float" office:value="62.88" calcext:value-type="float">
            <text:p>62.8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en9_9.graph</text:p>
          </table:table-cell>
          <table:table-cell office:value-type="string" calcext:value-type="string">
            <text:p>U</text:p>
          </table:table-cell>
          <table:table-cell office:value-type="float" office:value="81" calcext:value-type="float">
            <text:p>81</text:p>
          </table:table-cell>
          <table:table-cell office:value-type="float" office:value="1056" calcext:value-type="float">
            <text:p>1056</text:p>
          </table:table-cell>
          <table:table-cell office:value-type="float" office:value="32.59" calcext:value-type="float">
            <text:p>32.59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0.09" calcext:value-type="float">
            <text:p>0.09</text:p>
          </table:table-cell>
          <table:table-cell table:style-name="ce20" office:value-type="float" office:value="22" calcext:value-type="float">
            <text:p>22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</text:p>
          </table:table-cell>
          <table:table-cell office:value-type="float" office:value="2193" calcext:value-type="float">
            <text:p>2193</text:p>
          </table:table-cell>
          <table:table-cell office:value-type="float" office:value="1084552" calcext:value-type="float">
            <text:p>1084552</text:p>
          </table:table-cell>
          <table:table-cell office:value-type="float" office:value="45.12" calcext:value-type="float">
            <text:p>45.12</text:p>
          </table:table-cell>
          <table:table-cell table:style-name="ce20"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david.graph</text:p>
          </table:table-cell>
          <table:table-cell office:value-type="string" calcext:value-type="string">
            <text:p>U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10.85" calcext:value-type="float">
            <text:p>10.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Y</text:p>
          </table:table-cell>
          <table:table-cell office:value-type="float" office:value="899" calcext:value-type="float">
            <text:p>899</text:p>
          </table:table-cell>
          <table:table-cell office:value-type="float" office:value="154797" calcext:value-type="float">
            <text:p>154797</text:p>
          </table:table-cell>
          <table:table-cell office:value-type="float" office:value="38.35" calcext:value-type="float">
            <text:p>38.35</text:p>
          </table:table-cell>
          <table:table-cell office:value-type="float" office:value="36" calcext:value-type="float">
            <text:p>36</text:p>
          </table:table-cell>
          <table:table-cell office:value-type="float" office:value="3.61" calcext:value-type="float">
            <text:p>3.61</text:p>
          </table:table-cell>
          <table:table-cell/>
        </table:table-row>
        <table:table-row table:style-name="ro1">
          <table:table-cell office:value-type="string" calcext:value-type="string">
            <text:p>mug88_1.graph</text:p>
          </table:table-cell>
          <table:table-cell office:value-type="string" calcext:value-type="string">
            <text:p>U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24" office:value-type="float" office:value="0.06" calcext:value-type="float">
            <text:p>0.06</text:p>
          </table:table-cell>
          <table:table-cell office:value-type="string" calcext:value-type="string">
            <text:p>Y</text:p>
          </table:table-cell>
          <table:table-cell office:value-type="float" office:value="380" calcext:value-type="float">
            <text:p>380</text:p>
          </table:table-cell>
          <table:table-cell office:value-type="float" office:value="67178" calcext:value-type="float">
            <text:p>67178</text:p>
          </table:table-cell>
          <table:table-cell office:value-type="float" office:value="93.29" calcext:value-type="float">
            <text:p>93.29</text:p>
          </table:table-cell>
          <table:table-cell office:value-type="float" office:value="33" calcext:value-type="float">
            <text:p>33</text:p>
          </table:table-cell>
          <table:table-cell office:value-type="float" office:value="144.16" calcext:value-type="float">
            <text:p>144.16</text:p>
          </table:table-cell>
          <table:table-cell/>
        </table:table-row>
        <table:table-row table:style-name="ro1">
          <table:table-cell office:value-type="string" calcext:value-type="string">
            <text:p>mug88_25.graph</text:p>
          </table:table-cell>
          <table:table-cell office:value-type="string" calcext:value-type="string">
            <text:p>U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24" office:value-type="float" office:value="0.14" calcext:value-type="float">
            <text:p>0.14</text:p>
          </table:table-cell>
          <table:table-cell office:value-type="string" calcext:value-type="string">
            <text:p>Y</text:p>
          </table:table-cell>
          <table:table-cell office:value-type="float" office:value="380" calcext:value-type="float">
            <text:p>380</text:p>
          </table:table-cell>
          <table:table-cell office:value-type="float" office:value="67216" calcext:value-type="float">
            <text:p>67216</text:p>
          </table:table-cell>
          <table:table-cell office:value-type="float" office:value="93.34" calcext:value-type="float">
            <text:p>93.34</text:p>
          </table:table-cell>
          <table:table-cell table:style-name="ce20" office:value-type="float" office:value="31" calcext:value-type="float">
            <text:p>31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1-FullIns_4.graph</text:p>
          </table:table-cell>
          <table:table-cell office:value-type="string" calcext:value-type="string">
            <text:p>U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13.86" calcext:value-type="float">
            <text:p>13.8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Y</text:p>
          </table:table-cell>
          <table:table-cell office:value-type="float" office:value="1279" calcext:value-type="float">
            <text:p>1279</text:p>
          </table:table-cell>
          <table:table-cell office:value-type="float" office:value="565021" calcext:value-type="float">
            <text:p>565021</text:p>
          </table:table-cell>
          <table:table-cell office:value-type="float" office:value="69.13" calcext:value-type="float">
            <text:p>69.13</text:p>
          </table:table-cell>
          <table:table-cell office:value-type="float" office:value="45" calcext:value-type="float">
            <text:p>45</text:p>
          </table:table-cell>
          <table:table-cell office:value-type="float" office:value="4.39" calcext:value-type="float">
            <text:p>4.39</text:p>
          </table:table-cell>
          <table:table-cell/>
        </table:table-row>
        <table:table-row table:style-name="ro1">
          <table:table-cell office:value-type="string" calcext:value-type="string">
            <text:p>myciel6.graph</text:p>
          </table:table-cell>
          <table:table-cell office:value-type="string" calcext:value-type="string">
            <text:p>U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16.91" calcext:value-type="float">
            <text:p>16.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Y</text:p>
          </table:table-cell>
          <table:table-cell office:value-type="float" office:value="1605" calcext:value-type="float">
            <text:p>1605</text:p>
          </table:table-cell>
          <table:table-cell office:value-type="float" office:value="748604" calcext:value-type="float">
            <text:p>748604</text:p>
          </table:table-cell>
          <table:table-cell office:value-type="float" office:value="58.16" calcext:value-type="float">
            <text:p>58.16</text:p>
          </table:table-cell>
          <table:table-cell office:value-type="float" office:value="47" calcext:value-type="float">
            <text:p>47</text:p>
          </table:table-cell>
          <table:table-cell office:value-type="float" office:value="5.32" calcext:value-type="float">
            <text:p>5.32</text:p>
          </table:table-cell>
          <table:table-cell/>
        </table:table-row>
        <table:table-row table:style-name="ro1">
          <table:table-cell office:value-type="string" calcext:value-type="string">
            <text:p>queen8_12.graph</text:p>
          </table:table-cell>
          <table:table-cell office:value-type="string" calcext:value-type="string">
            <text:p>U</text:p>
          </table:table-cell>
          <table:table-cell office:value-type="float" office:value="96" calcext:value-type="float">
            <text:p>96</text:p>
          </table:table-cell>
          <table:table-cell office:value-type="float" office:value="1368" calcext:value-type="float">
            <text:p>136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  <table:table-cell table:style-name="ce20" office:value-type="float" office:value="26" calcext:value-type="float">
            <text:p>26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</text:p>
          </table:table-cell>
          <table:table-cell office:value-type="float" office:value="2832" calcext:value-type="float">
            <text:p>2832</text:p>
          </table:table-cell>
          <table:table-cell office:value-type="float" office:value="1961116" calcext:value-type="float">
            <text:p>1961116</text:p>
          </table:table-cell>
          <table:table-cell office:value-type="float" office:value="48.92" calcext:value-type="float">
            <text:p>48.92</text:p>
          </table:table-cell>
          <table:table-cell table:style-name="ce20"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mug100_1.graph</text:p>
          </table:table-cell>
          <table:table-cell office:value-type="string" calcext:value-type="string">
            <text:p>U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24" office:value-type="float" office:value="0.41" calcext:value-type="float">
            <text:p>0.41</text:p>
          </table:table-cell>
          <table:table-cell office:value-type="string" calcext:value-type="string">
            <text:p>Y</text:p>
          </table:table-cell>
          <table:table-cell office:value-type="float" office:value="432" calcext:value-type="float">
            <text:p>432</text:p>
          </table:table-cell>
          <table:table-cell office:value-type="float" office:value="87642" calcext:value-type="float">
            <text:p>87642</text:p>
          </table:table-cell>
          <table:table-cell office:value-type="float" office:value="94.14" calcext:value-type="float">
            <text:p>94.14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747.54" calcext:value-type="float">
            <text:p>747.54</text:p>
          </table:table-cell>
          <table:table-cell/>
        </table:table-row>
        <table:table-row table:style-name="ro1">
          <table:table-cell office:value-type="string" calcext:value-type="string">
            <text:p>mug100_25.graph</text:p>
          </table:table-cell>
          <table:table-cell office:value-type="string" calcext:value-type="string">
            <text:p>U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97" calcext:value-type="float">
            <text:p>97</text:p>
          </table:table-cell>
          <table:table-cell table:style-name="ce43" office:value-type="float" office:value="36" calcext:value-type="float">
            <text:p>3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24"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office:value-type="float" office:value="432" calcext:value-type="float">
            <text:p>432</text:p>
          </table:table-cell>
          <table:table-cell office:value-type="float" office:value="87648" calcext:value-type="float">
            <text:p>87648</text:p>
          </table:table-cell>
          <table:table-cell office:value-type="float" office:value="94.15" calcext:value-type="float">
            <text:p>94.15</text:p>
          </table:table-cell>
          <table:table-cell table:style-name="ce20" office:value-type="float" office:value="29" calcext:value-type="float">
            <text:p>29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queen10_10.graph</text:p>
          </table:table-cell>
          <table:table-cell table:style-name="ce6" office:value-type="string" calcext:value-type="string">
            <text:p>U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9.7" calcext:value-type="float">
            <text:p>29.7</text:p>
          </table:table-cell>
          <table:table-cell table:style-name="ce13" office:value-type="float" office:value="73" calcext:value-type="float">
            <text:p>73</text:p>
          </table:table-cell>
          <table:table-cell table:style-name="ce6" office:value-type="float" office:value="59" calcext:value-type="float">
            <text:p>59</text:p>
          </table:table-cell>
          <table:table-cell table:style-name="ce18" office:value-type="float" office:value="15" calcext:value-type="float">
            <text:p>15</text:p>
          </table:table-cell>
          <table:table-cell table:style-name="ce13" office:value-type="float" office:value="0.2" calcext:value-type="float">
            <text:p>0.2</text:p>
          </table:table-cell>
          <table:table-cell table:style-name="ce21" office:value-type="float" office:value="27" calcext:value-type="float">
            <text:p>27</text:p>
          </table:table-cell>
          <table:table-cell table:style-name="ce22" office:value-type="float" office:value="15" calcext:value-type="float">
            <text:p>15</text:p>
          </table:table-cell>
          <table:table-cell table:style-name="ce9" office:value-type="string" calcext:value-type="string">
            <text:p>--</text:p>
          </table:table-cell>
          <table:table-cell table:style-name="ce13" office:value-type="string" calcext:value-type="string">
            <text:p>N</text:p>
          </table:table-cell>
          <table:table-cell table:style-name="ce6" office:value-type="float" office:value="3040" calcext:value-type="float">
            <text:p>3040</text:p>
          </table:table-cell>
          <table:table-cell table:style-name="ce9" office:value-type="float" office:value="2273064" calcext:value-type="float">
            <text:p>2273064</text:p>
          </table:table-cell>
          <table:table-cell table:style-name="ce13" office:value-type="float" office:value="49.21" calcext:value-type="float">
            <text:p>49.21</text:p>
          </table:table-cell>
          <table:table-cell table:style-name="ce21" office:value-type="float" office:value="14" calcext:value-type="float">
            <text:p>14</text:p>
          </table:table-cell>
          <table:table-cell table:style-name="ce13"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buenosaires.graph</text:p>
          </table:table-cell>
          <table:table-cell table:style-name="ce7" office:value-type="string" calcext:value-type="string">
            <text:p>W 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0.2" calcext:value-type="float">
            <text:p>10.2</text:p>
          </table:table-cell>
          <table:table-cell table:style-name="ce14" office:value-type="float" office:value="2962" calcext:value-type="float">
            <text:p>2962</text:p>
          </table:table-cell>
          <table:table-cell table:style-name="ce7" office:value-type="float" office:value="2913" calcext:value-type="float">
            <text:p>2913</text:p>
          </table:table-cell>
          <table:table-cell table:style-name="ce19" office:value-type="float" office:value="1634" calcext:value-type="float">
            <text:p>1634</text:p>
          </table:table-cell>
          <table:table-cell table:style-name="ce14" office:value-type="float" office:value="0.02" calcext:value-type="float">
            <text:p>0.02</text:p>
          </table:table-cell>
          <table:table-cell table:style-name="ce7" office:value-type="float" office:value="1634" calcext:value-type="float">
            <text:p>1634</text:p>
          </table:table-cell>
          <table:table-cell table:style-name="ce10" office:value-type="float" office:value="1634" calcext:value-type="float">
            <text:p>1634</text:p>
          </table:table-cell>
          <table:table-cell table:style-name="ce10" office:value-type="float" office:value="0.01" calcext:value-type="float">
            <text:p>0.01</text:p>
          </table:table-cell>
          <table:table-cell table:style-name="ce14" office:value-type="string" calcext:value-type="string">
            <text:p>Y</text:p>
          </table:table-cell>
          <table:table-cell table:style-name="ce7"/>
          <table:table-cell table:style-name="ce10" table:number-columns-repeated="3"/>
          <table:table-cell table:style-name="ce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2:02:15.786330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3T14:03:01.253595712</dc:date>
    <meta:editing-duration>PT2H12M28S</meta:editing-duration>
    <meta:editing-cycles>12</meta:editing-cycles>
    <meta:generator>LibreOffice/6.0.7.3$Linux_X86_64 LibreOffice_project/00m0$Build-3</meta:generator>
    <meta:document-statistic meta:table-count="1" meta:cell-count="518" meta:object-count="0"/>
  </office:meta>
</office:document-meta>
</file>